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33" draw:textarea-horizontal-align="justify" draw:textarea-vertical-align="middle" draw:auto-grow-height="false" fo:min-height="1.164cm" fo:min-width="1.595cm"/>
    </style:style>
    <style:style style:name="gr2" style:family="graphic" style:parent-style-name="standard">
      <style:graphic-properties svg:stroke-color="#ff3333" draw:fill-color="#ff3333" draw:auto-grow-height="false" fo:min-height="0.479cm" fo:min-width="1.486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.163cm" fo:min-width="1.595cm"/>
    </style:style>
    <style:style style:name="gr4" style:family="graphic" style:parent-style-name="standard">
      <style:graphic-properties svg:stroke-color="#ff3333" draw:fill-color="#ff3333" draw:auto-grow-height="false" fo:min-height="0.479cm" fo:min-width="1.487cm" fo:wrap-option="no-wrap"/>
    </style:style>
    <style:style style:name="gr5" style:family="graphic" style:parent-style-name="standard" style:list-style-name="L1">
      <style:graphic-properties svg:stroke-color="#ff3333" draw:fill-color="#ff3333" draw:auto-grow-height="false" fo:min-height="0.479cm" fo:min-width="1.487cm" fo:wrap-option="no-wrap"/>
    </style:style>
    <style:style style:name="gr6" style:family="graphic" style:parent-style-name="standard">
      <style:graphic-properties draw:auto-grow-height="false" fo:min-height="0.478cm" fo:min-width="1.487cm" fo:wrap-option="no-wrap"/>
    </style:style>
    <style:style style:name="gr7" style:family="graphic" style:parent-style-name="standard">
      <style:graphic-properties draw:auto-grow-height="false" fo:min-height="0.479cm" fo:min-width="1.487cm" fo:wrap-option="no-wrap"/>
    </style:style>
    <style:style style:name="gr8" style:family="graphic" style:parent-style-name="standard">
      <style:graphic-properties draw:auto-grow-height="false" fo:min-height="0.479cm" fo:min-width="1.717cm" fo:wrap-option="no-wrap"/>
    </style:style>
    <style:style style:name="gr9" style:family="graphic" style:parent-style-name="standard">
      <style:graphic-properties draw:auto-grow-height="false" fo:min-height="0.54cm" fo:min-width="1.472cm" fo:wrap-option="no-wrap"/>
    </style:style>
    <style:style style:name="gr10" style:family="graphic" style:parent-style-name="standard">
      <style:graphic-properties draw:auto-grow-height="false" fo:min-height="0.479cm" fo:min-width="1.718cm" fo:wrap-option="no-wrap"/>
    </style:style>
    <style:style style:name="gr11" style:family="graphic" style:parent-style-name="standard">
      <style:graphic-properties draw:fill-color="#ff3300" draw:auto-grow-height="false" fo:min-height="0.479cm" fo:min-width="1.936cm" fo:wrap-option="no-wrap"/>
    </style:style>
    <style:style style:name="gr12" style:family="graphic" style:parent-style-name="standard" style:list-style-name="L1">
      <style:graphic-properties svg:stroke-color="#ff3333" draw:fill-color="#ff3333" draw:auto-grow-height="false" fo:min-height="0.479cm" fo:min-width="1.486cm" fo:wrap-option="no-wra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standard">
      <style:graphic-properties draw:fill-color="#009933" draw:auto-grow-height="false" fo:min-height="0.479cm" fo:min-width="1.487cm" fo:wrap-option="no-wrap"/>
    </style:style>
    <style:style style:name="gr17" style:family="graphic" style:parent-style-name="standard">
      <style:graphic-properties svg:stroke-color="#ff3333" draw:fill-color="#ff3333"/>
    </style:style>
    <style:style style:name="gr18" style:family="graphic" style:parent-style-name="standard">
      <style:graphic-properties svg:stroke-color="#ff3333"/>
    </style:style>
    <style:style style:name="gr19" style:family="graphic" style:parent-style-name="standard">
      <style:graphic-properties draw:fill-color="#009933" draw:textarea-horizontal-align="justify" draw:textarea-vertical-align="middle" draw:auto-grow-height="false" fo:min-height="1.164cm" fo:min-width="1.595cm"/>
    </style:style>
    <style:style style:name="gr20" style:family="graphic" style:parent-style-name="objectwithoutfill">
      <style:graphic-properties svg:stroke-color="#ff3333" draw:fill="none"/>
    </style:style>
    <style:style style:name="gr21" style:family="graphic" style:parent-style-name="standard" style:list-style-name="L1">
      <style:graphic-properties svg:stroke-color="#ff3333" draw:fill-color="#ff3333" draw:auto-grow-height="false" fo:min-height="0.479cm" fo:min-width="1.486cm" fo:wrap-option="no-wrap"/>
    </style:style>
    <style:style style:name="gr22" style:family="graphic" style:parent-style-name="objectwithoutfill">
      <style:graphic-properties draw:stroke="dash" draw:stroke-dash="Fine_20_Dotted" draw:fill="none"/>
    </style:style>
    <style:style style:name="gr23" style:family="graphic" style:parent-style-name="standard">
      <style:graphic-properties svg:stroke-color="#009933"/>
    </style:style>
    <style:style style:name="gr24" style:family="graphic" style:parent-style-name="standard">
      <style:graphic-properties svg:stroke-width="0.081cm" svg:stroke-color="#9900ff" draw:marker-start-width="0.321cm" draw:marker-end-width="0.321cm" fo:padding-top="0.165cm" fo:padding-bottom="0.165cm" fo:padding-left="0.29cm" fo:padding-right="0.29cm"/>
    </style:style>
    <style:style style:name="gr25" style:family="graphic" style:parent-style-name="objectwithoutfill">
      <style:graphic-properties svg:stroke-color="#2bd0d2" draw:marker-end="Arrow" draw:marker-end-width="0.3cm" draw:fill="none"/>
    </style:style>
    <style:style style:name="gr26" style:family="graphic" style:parent-style-name="standard">
      <style:graphic-properties draw:fill-color="#ff3300" draw:auto-grow-height="false" fo:min-height="0.81cm" fo:min-width="2.26cm" fo:wrap-option="no-wrap"/>
    </style:style>
    <style:style style:name="gr27" style:family="graphic" style:parent-style-name="objectwithoutfill">
      <style:graphic-properties draw:marker-end="Arrow" draw:marker-end-width="0.3cm" draw:fill="none"/>
    </style:style>
    <style:style style:name="gr28" style:family="graphic" style:parent-style-name="standard">
      <style:graphic-properties draw:fill-color="#ff3300" draw:auto-grow-height="false" fo:min-height="0.479cm" fo:min-width="6.335cm" fo:wrap-option="no-wrap"/>
    </style:style>
    <style:style style:name="gr29" style:family="graphic" style:parent-style-name="standard">
      <style:graphic-properties draw:fill-color="#ffff00" draw:auto-grow-height="false" fo:min-height="0.479cm" fo:min-width="1.717cm" fo:wrap-option="no-wrap"/>
    </style:style>
    <style:style style:name="gr30" style:family="graphic" style:parent-style-name="standard">
      <style:graphic-properties svg:stroke-color="#2bd0d2"/>
    </style:style>
    <style:style style:name="gr31" style:family="graphic" style:parent-style-name="standard">
      <style:graphic-properties svg:stroke-color="#3fbdb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3333"/>
      <style:paragraph-properties fo:margin-left="0cm" fo:margin-right="0cm" fo:text-align="center" fo:text-indent="0cm"/>
      <style:text-properties style:font-name="Liberation Sans" fo:font-size="8pt" style:letter-kerning="true" style:font-name-asian="Noto Sans CJK SC Regular" style:font-size-asian="18pt" style:font-name-complex="FreeSans" style:font-size-complex="18pt"/>
    </style:style>
    <style:style style:name="P5" style:family="paragraph">
      <loext:graphic-properties draw:fill-color="#ff33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9933"/>
      <style:paragraph-properties fo:text-align="center"/>
    </style:style>
    <style:style style:name="P8" style:family="paragraph">
      <loext:graphic-properties draw:fill-color="#ff3300"/>
      <style:paragraph-properties fo:margin-left="0cm" fo:margin-right="0cm" fo:text-align="center" fo:text-indent="0cm"/>
    </style:style>
    <style:style style:name="P9" style:family="paragraph">
      <loext:graphic-properties draw:fill-color="#ffff00"/>
      <style:paragraph-properties fo:text-align="center"/>
    </style:style>
    <style:style style:name="T1" style:family="text">
      <style:text-properties style:font-name="Liberation Sans" fo:font-size="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4" draw:id="id24" draw:layer="layout" svg:width="2.095cm" svg:height="1.414cm" svg:x="6.2cm" svg:y="1.3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15cm" svg:height="0.893cm" svg:x="6.2cm" svg:y="3.232cm">
          <text:p text:style-name="P1"><text:span text:style-name="T1">STAR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xml:id="id13" draw:id="id13" draw:layer="layout" svg:width="2.095cm" svg:height="1.413cm" svg:x="16.371cm" svg:y="1.375cm">
          <text:p text:style-name="P3">CLI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15cm" svg:height="0.893cm" svg:x="6.2cm" svg:y="4.422cm">
          <text:p text:style-name="P1"><text:span text:style-name="T1">BIND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xml:id="id11" draw:id="id11" draw:layer="layout" svg:width="2.15cm" svg:height="0.893cm" svg:x="6.201cm" svg:y="5.614cm">
          <text:p text:style-name="P1"><text:span text:style-name="T1">LISTEN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2" xml:id="id2" draw:id="id2" draw:layer="layout" svg:width="2.151cm" svg:height="0.893cm" svg:x="6.201cm" svg:y="7.821cm">
          <text:p text:style-name="P1"><text:span text:style-name="T1">ACCEP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4" xml:id="id3" draw:id="id3" draw:layer="layout" svg:width="2.151cm" svg:height="0.893cm" svg:x="6.201cm" svg:y="10.231cm">
          <text:p text:style-name="P1"><text:span text:style-name="T1">REGIST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xml:id="id6" draw:id="id6" draw:layer="layout" svg:width="2.15cm" svg:height="0.893cm" svg:x="6.2cm" svg:y="12.584cm">
          <text:p text:style-name="P1"><text:span text:style-name="T1">RECEIV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2" xml:id="id12" draw:id="id12" draw:layer="layout" svg:width="2.151cm" svg:height="0.893cm" svg:x="6.2cm" svg:y="17.342cm">
          <text:p text:style-name="P1"><text:span text:style-name="T1">RECEIV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xml:id="id1" draw:id="id1" draw:layer="layout" svg:width="2.151cm" svg:height="0.892cm" svg:x="16.371cm" svg:y="7.405cm">
          <text:p text:style-name="P3">CONNEC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3" xml:id="id4" draw:id="id4" draw:layer="layout" svg:width="2.151cm" svg:height="0.893cm" svg:x="16.371cm" svg:y="10.679cm">
          <text:p text:style-name="P3">RECEIV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3" xml:id="id14" draw:id="id14" draw:layer="layout" svg:width="2.381cm" svg:height="0.893cm" svg:x="16.219cm" svg:y="16.876cm">
          <text:p text:style-name="P3">MESSAG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3" xml:id="id5" draw:id="id5" draw:layer="layout" svg:width="2.15cm" svg:height="0.968cm" svg:x="16.371cm" svg:y="11.887cm">
          <text:p text:style-name="P3">RESPONSE</text:p>
          <text:p text:style-name="P3">REGIST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3" xml:id="id15" draw:id="id15" draw:layer="layout" svg:width="2.382cm" svg:height="0.893cm" svg:x="16.212cm" svg:y="18.328cm">
          <text:p text:style-name="P3">COMANDO</text:p>
          <text:p text:style-name="P3"><text:span text:style-name="T2">$$&lt;COMANDO&gt;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5" xml:id="id19" draw:id="id19" draw:layer="layout" svg:width="2.6cm" svg:height="0.893cm" svg:x="2.4cm" svg:y="17.3cm">
          <text:p text:style-name="P1"><text:span text:style-name="T1">COMANDO</text:span></text:p>
          <text:p text:style-name="P1"><text:span text:style-name="T1">$&lt;COMANDO&gt;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4" xml:id="id18" draw:id="id18" draw:layer="layout" svg:width="2.15cm" svg:height="0.893cm" svg:x="6.2cm" svg:y="18.7cm">
          <text:p text:style-name="P1"><text:span text:style-name="T1">MESSAG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3" draw:text-style-name="P6" draw:layer="layout" draw:type="line" svg:x1="16.371cm" svg:y1="7.851cm" svg:x2="8.352cm" svg:y2="8.267cm" draw:start-shape="id1" draw:start-glue-point="3" draw:end-shape="id2" draw:end-glue-point="1" svg:d="M16371 7851l-8019 416" svg:viewBox="0 0 8020 417">
          <text:p/>
        </draw:connector>
        <draw:connector draw:style-name="gr14" draw:text-style-name="P6" draw:layer="layout" draw:type="line" svg:x1="8.352cm" svg:y1="10.677cm" svg:x2="16.371cm" svg:y2="11.125cm" draw:start-shape="id3" draw:start-glue-point="1" draw:end-shape="id4" svg:d="M8352 10677l8019 448" svg:viewBox="0 0 8020 449">
          <text:p text:style-name="P3">Qual o seu nome?</text:p>
          <text:p text:style-name="P3"/>
        </draw:connector>
        <draw:connector draw:style-name="gr15" draw:text-style-name="P6" draw:layer="layout" draw:type="line" svg:x1="16.371cm" svg:y1="12.371cm" svg:x2="8.35cm" svg:y2="13.03cm" draw:start-shape="id5" draw:start-glue-point="3" draw:end-shape="id6" draw:end-glue-point="1" svg:d="M16371 12371l-8021 659" svg:viewBox="0 0 8022 660">
          <text:p text:style-name="P3">&lt;Nome&gt;</text:p>
          <text:p text:style-name="P3"/>
        </draw:connector>
        <draw:connector draw:style-name="gr15" draw:text-style-name="P6" draw:layer="layout" draw:type="line" svg:x1="8.351cm" svg:y1="14.43cm" svg:x2="11.443cm" svg:y2="14.889cm" draw:start-shape="id7" draw:start-glue-point="1" draw:end-shape="id8" draw:end-glue-point="3" svg:d="M8351 14430l3092 459" svg:viewBox="0 0 3093 460">
          <text:p text:style-name="P3">&lt;Nome&gt; entrou!</text:p>
          <text:p text:style-name="P3"/>
          <text:p text:style-name="P3">&lt;Usuarios_online&gt;</text:p>
        </draw:connector>
        <draw:custom-shape draw:style-name="gr16" draw:text-style-name="P7" xml:id="id8" draw:id="id8" draw:layer="layout" svg:width="2.151cm" svg:height="0.893cm" svg:x="11.443cm" svg:y="14.443cm">
          <text:p text:style-name="P3">BROADCAS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7" draw:text-style-name="P2" draw:layer="layout" svg:x1="7.275cm" svg:y1="4.125cm" svg:x2="7.275cm" svg:y2="4.422cm" draw:start-shape="id9" draw:start-glue-point="2" draw:end-shape="id10" draw:end-glue-point="0" svg:d="M7275 4125v297" svg:viewBox="0 0 1 298">
          <text:p/>
        </draw:connector>
        <draw:connector draw:style-name="gr17" draw:text-style-name="P2" draw:layer="layout" svg:x1="7.275cm" svg:y1="5.315cm" svg:x2="7.276cm" svg:y2="5.614cm" draw:start-shape="id10" draw:start-glue-point="2" draw:end-shape="id11" draw:end-glue-point="0" svg:d="M7275 5315v149h1v150" svg:viewBox="0 0 2 300">
          <text:p/>
        </draw:connector>
        <draw:connector draw:style-name="gr18" draw:text-style-name="P3" draw:layer="layout" svg:x1="7.276cm" svg:y1="6.507cm" svg:x2="7.276cm" svg:y2="7.821cm" draw:start-shape="id11" draw:start-glue-point="2" draw:end-shape="id2" draw:end-glue-point="0" svg:d="M7276 6507v1314" svg:viewBox="0 0 1 1315">
          <text:p/>
        </draw:connector>
        <draw:connector draw:style-name="gr18" draw:text-style-name="P3" draw:layer="layout" svg:x1="7.276cm" svg:y1="8.714cm" svg:x2="7.276cm" svg:y2="10.231cm" draw:start-shape="id2" draw:start-glue-point="2" draw:end-shape="id3" draw:end-glue-point="0" svg:d="M7276 8714v1517" svg:viewBox="0 0 1 1518">
          <text:p/>
        </draw:connector>
        <draw:connector draw:style-name="gr18" draw:text-style-name="P3" draw:layer="layout" svg:x1="7.276cm" svg:y1="11.124cm" svg:x2="7.275cm" svg:y2="12.584cm" draw:start-shape="id3" draw:start-glue-point="2" draw:end-shape="id6" draw:end-glue-point="0" svg:d="M7276 11124v730h-1v730" svg:viewBox="0 0 2 1461">
          <text:p/>
        </draw:connector>
        <draw:connector draw:style-name="gr18" draw:text-style-name="P3" draw:layer="layout" svg:x1="7.276cm" svg:y1="14.877cm" svg:x2="7.275cm" svg:y2="17.342cm" draw:start-shape="id7" draw:start-glue-point="2" draw:end-shape="id12" draw:end-glue-point="0" svg:d="M7276 14877v1232h-1v1233" svg:viewBox="0 0 2 2466">
          <text:p/>
        </draw:connector>
        <draw:custom-shape draw:style-name="gr19" draw:text-style-name="P7" xml:id="id25" draw:id="id25" draw:layer="layout" svg:width="2.095cm" svg:height="1.414cm" svg:x="11.514cm" svg:y="1.3cm">
          <text:p text:style-name="P1"><text:span text:style-name="T1">BROADCAST</text:span></text:p>
          <draw:enhanced-geometry svg:viewBox="0 0 21600 21600" draw:type="rectangle" draw:enhanced-path="M 0 0 L 21600 0 21600 21600 0 21600 0 0 Z N"/>
        </draw:custom-shape>
        <draw:connector draw:style-name="standard" draw:text-style-name="P3" draw:layer="layout" svg:x1="17.418cm" svg:y1="2.788cm" svg:x2="17.446cm" svg:y2="7.405cm" draw:start-shape="id13" draw:start-glue-point="2" draw:end-shape="id1" draw:end-glue-point="0" svg:d="M17418 2788v2308h28v2309" svg:viewBox="0 0 29 4618">
          <text:p/>
        </draw:connector>
        <draw:connector draw:style-name="standard" draw:text-style-name="P3" draw:layer="layout" svg:x1="17.446cm" svg:y1="8.297cm" svg:x2="17.446cm" svg:y2="10.679cm" draw:start-shape="id1" draw:start-glue-point="2" draw:end-shape="id4" draw:end-glue-point="0" svg:d="M17446 8297v2382" svg:viewBox="0 0 1 2383">
          <text:p/>
        </draw:connector>
        <draw:connector draw:style-name="standard" draw:text-style-name="P3" draw:layer="layout" svg:x1="17.446cm" svg:y1="11.572cm" svg:x2="17.446cm" svg:y2="11.887cm" draw:start-shape="id4" draw:start-glue-point="2" draw:end-shape="id5" draw:end-glue-point="0" svg:d="M17446 11572v315" svg:viewBox="0 0 1 316">
          <text:p/>
        </draw:connector>
        <draw:connector draw:style-name="gr15" draw:text-style-name="P6" draw:layer="layout" draw:type="line" svg:x1="16.219cm" svg:y1="17.322cm" svg:x2="8.351cm" svg:y2="17.788cm" draw:start-shape="id14" draw:start-glue-point="3" draw:end-shape="id12" draw:end-glue-point="1" svg:d="M16219 17322l-7868 466" svg:viewBox="0 0 7869 467">
          <text:p text:style-name="P3">&lt;MESSAGE&gt;</text:p>
          <text:p text:style-name="P3"/>
        </draw:connector>
        <draw:connector draw:style-name="gr15" draw:text-style-name="P6" draw:layer="layout" draw:type="line" svg:x1="16.212cm" svg:y1="18.774cm" svg:x2="8.351cm" svg:y2="17.788cm" draw:start-shape="id15" draw:start-glue-point="3" draw:end-shape="id12" draw:end-glue-point="1" svg:d="M16212 18774l-7861-986" svg:viewBox="0 0 7862 987">
          <text:p text:style-name="P3">$$&lt;COMANDO&gt;</text:p>
          <text:p text:style-name="P3"/>
        </draw:connector>
        <draw:custom-shape draw:style-name="gr16" draw:text-style-name="P7" xml:id="id17" draw:id="id17" draw:layer="layout" svg:width="2.151cm" svg:height="0.893cm" svg:x="11.449cm" svg:y="20.607cm">
          <text:p text:style-name="P1"><text:span text:style-name="T1">BROADCAS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5" draw:text-style-name="P6" draw:layer="layout" draw:type="line" svg:x1="8.351cm" svg:y1="20.746cm" svg:x2="11.449cm" svg:y2="21.053cm" draw:start-shape="id16" draw:end-shape="id17" draw:end-glue-point="3" svg:d="M8351 20746l3098 307" svg:viewBox="0 0 3099 308">
          <text:p text:style-name="P3">&lt;MESSAGE&gt;</text:p>
          <text:p text:style-name="P3"/>
        </draw:connector>
        <draw:connector draw:style-name="gr18" draw:text-style-name="P3" draw:layer="layout" svg:x1="7.275cm" svg:y1="18.235cm" svg:x2="7.275cm" svg:y2="18.7cm" draw:start-shape="id12" draw:start-glue-point="2" draw:end-shape="id18" draw:end-glue-point="0" svg:d="M7275 18235v465" svg:viewBox="0 0 1 466">
          <text:p/>
        </draw:connector>
        <draw:connector draw:style-name="gr18" draw:text-style-name="P3" draw:layer="layout" svg:x1="6.2cm" svg:y1="17.788cm" svg:x2="5cm" svg:y2="17.746cm" draw:start-shape="id12" draw:start-glue-point="3" draw:end-shape="id19" draw:end-glue-point="1" svg:d="M6200 17788h-500v-42h-700" svg:viewBox="0 0 1201 43">
          <text:p/>
        </draw:connector>
        <draw:custom-shape draw:style-name="gr11" draw:text-style-name="P5" xml:id="id20" draw:id="id20" draw:layer="layout" svg:width="2.6cm" svg:height="0.893cm" svg:x="3.9cm" svg:y="26.9cm">
          <text:p text:style-name="P1"><text:span text:style-name="T1">COMANDO</text:span></text:p>
          <text:p text:style-name="P1"><text:span text:style-name="T1">$qui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5" xml:id="id21" draw:id="id21" draw:layer="layout" svg:width="2.6cm" svg:height="0.893cm" svg:x="3.8cm" svg:y="21.5cm">
          <text:p text:style-name="P1"><text:span text:style-name="T1">COMANDO</text:span></text:p>
          <text:p text:style-name="P1"><text:span text:style-name="T1">$allonlin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8" draw:text-style-name="P3" draw:layer="layout" draw:line-skew="-3.696cm -1.499cm" svg:x1="3.7cm" svg:y1="18.193cm" svg:x2="3.9cm" svg:y2="27.346cm" draw:start-shape="id19" draw:start-glue-point="2" draw:end-shape="id20" draw:end-glue-point="3" svg:d="M3700 18193v657h-1800v8496h2000" svg:viewBox="0 0 2001 9154">
          <text:p/>
        </draw:connector>
        <draw:connector draw:style-name="gr18" draw:text-style-name="P3" draw:layer="layout" draw:line-skew="-1.346cm" svg:x1="3.7cm" svg:y1="18.193cm" svg:x2="5.1cm" svg:y2="21.5cm" draw:start-shape="id19" draw:start-glue-point="2" draw:end-shape="id21" draw:end-glue-point="0" svg:d="M3700 18193v307h1400v3000" svg:viewBox="0 0 1401 3308">
          <text:p/>
        </draw:connector>
        <draw:custom-shape draw:style-name="gr16" draw:text-style-name="P7" xml:id="id23" draw:id="id23" draw:layer="layout" svg:width="2.151cm" svg:height="0.893cm" svg:x="11.443cm" svg:y="27.143cm">
          <text:p text:style-name="P1"><text:span text:style-name="T1">BROADCAS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5" draw:text-style-name="P6" draw:layer="layout" draw:type="line" svg:x1="6.4cm" svg:y1="21.946cm" svg:x2="16.3cm" svg:y2="22.646cm" draw:start-shape="id21" draw:start-glue-point="1" draw:end-shape="id22" draw:end-glue-point="3" svg:d="M6400 21946l9900 700" svg:viewBox="0 0 9901 701">
          <text:p text:style-name="P3">&lt;Usuarios_online&gt;</text:p>
          <text:p text:style-name="P3"/>
        </draw:connector>
        <draw:connector draw:style-name="gr15" draw:text-style-name="P6" draw:layer="layout" draw:type="line" svg:x1="6.5cm" svg:y1="27.346cm" svg:x2="11.443cm" svg:y2="27.589cm" draw:start-shape="id20" draw:start-glue-point="1" draw:end-shape="id23" draw:end-glue-point="3" svg:d="M6500 27346l4943 243" svg:viewBox="0 0 4944 244">
          <text:p text:style-name="P3">“&lt;NOME&gt; SAIU”</text:p>
          <text:p text:style-name="P3"/>
        </draw:connector>
        <draw:custom-shape draw:style-name="gr2" draw:text-style-name="P2" xml:id="id7" draw:id="id7" draw:layer="layout" svg:width="2.15cm" svg:height="0.893cm" svg:x="6.201cm" svg:y="13.984cm">
          <text:p text:style-name="P3">SEND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0" draw:text-style-name="P6" draw:layer="layout" draw:type="line" svg:x1="7.276cm" svg:y1="13.984cm" svg:x2="7.275cm" svg:y2="13.477cm" draw:start-shape="id7" draw:start-glue-point="0" draw:end-shape="id6" draw:end-glue-point="2" svg:d="M7276 13984l-1-507" svg:viewBox="0 0 2 508">
          <text:p/>
        </draw:connector>
        <draw:custom-shape draw:style-name="gr21" draw:text-style-name="P4" xml:id="id16" draw:id="id16" draw:layer="layout" svg:width="2.15cm" svg:height="0.893cm" svg:x="6.201cm" svg:y="20.3cm">
          <text:p text:style-name="P1"><text:span text:style-name="T1">SEND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0" draw:text-style-name="P6" draw:layer="layout" draw:type="line" svg:x1="7.275cm" svg:y1="19.593cm" svg:x2="7.276cm" svg:y2="20.3cm" draw:start-shape="id18" draw:start-glue-point="2" draw:end-shape="id16" draw:end-glue-point="0" svg:d="M7275 19593l1 707" svg:viewBox="0 0 2 708">
          <text:p/>
        </draw:connector>
        <draw:custom-shape draw:style-name="gr8" draw:text-style-name="P3" xml:id="id22" draw:id="id22" draw:layer="layout" svg:width="2.381cm" svg:height="0.893cm" svg:x="16.3cm" svg:y="22.2cm">
          <text:p text:style-name="P3">RECEIV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2" draw:text-style-name="P6" draw:layer="layout" svg:x1="1.6cm" svg:y1="16.3cm" svg:x2="19.5cm" svg:y2="16.4cm">
          <text:p text:style-name="P3"><text:span text:style-name="T3">CONVERSATION PHASE</text:span></text:p>
          <text:p text:style-name="P3"><text:span text:style-name="T3"/></text:p>
        </draw:line>
        <draw:line draw:style-name="gr22" draw:text-style-name="P6" draw:layer="layout" svg:x1="1.6cm" svg:y1="7.401cm" svg:x2="19.5cm" svg:y2="7.501cm">
          <text:p text:style-name="P3"><text:span text:style-name="T3">REGISTER PHASE</text:span></text:p>
          <text:p text:style-name="P3"/>
        </draw:line>
        <draw:connector draw:style-name="standard" draw:text-style-name="P3" draw:layer="layout" draw:line-skew="0.399cm" svg:x1="18.521cm" svg:y1="12.371cm" svg:x2="18.6cm" svg:y2="17.322cm" draw:start-shape="id5" draw:start-glue-point="1" draw:end-shape="id14" draw:end-glue-point="1" svg:d="M18521 12371h979v4951h-900" svg:viewBox="0 0 980 4952">
          <text:p/>
        </draw:connector>
        <draw:connector draw:style-name="standard" draw:text-style-name="P3" draw:layer="layout" draw:line-skew="0.477cm" svg:x1="18.594cm" svg:y1="18.774cm" svg:x2="18.521cm" svg:y2="12.371cm" draw:start-shape="id15" draw:start-glue-point="1" draw:end-shape="id5" draw:end-glue-point="1" svg:d="M18594 18774h906v-6403h-979" svg:viewBox="0 0 980 6404">
          <text:p/>
        </draw:connector>
        <draw:connector draw:style-name="gr17" draw:text-style-name="P2" draw:layer="layout" svg:x1="7.247cm" svg:y1="2.714cm" svg:x2="7.275cm" svg:y2="3.232cm" draw:start-shape="id24" draw:start-glue-point="2" draw:end-shape="id9" draw:end-glue-point="0" svg:d="M7247 2714v259h28v259" svg:viewBox="0 0 29 519">
          <text:p/>
        </draw:connector>
        <draw:connector draw:style-name="gr23" draw:text-style-name="P3" draw:layer="layout" svg:x1="12.561cm" svg:y1="2.714cm" svg:x2="12.518cm" svg:y2="14.443cm" draw:start-shape="id25" draw:start-glue-point="2" draw:end-shape="id8" draw:end-glue-point="0" svg:d="M12561 2714v5864h-43v5865" svg:viewBox="0 0 44 11730">
          <text:p/>
        </draw:connector>
        <draw:connector draw:style-name="gr23" draw:text-style-name="P3" draw:layer="layout" svg:x1="12.518cm" svg:y1="15.336cm" svg:x2="12.524cm" svg:y2="20.607cm" draw:start-shape="id8" draw:start-glue-point="2" draw:end-shape="id17" draw:end-glue-point="0" svg:d="M12518 15336v2635h6v2636" svg:viewBox="0 0 7 5272">
          <text:p/>
        </draw:connector>
        <draw:connector draw:style-name="gr24" draw:text-style-name="P3" draw:layer="layout" svg:x1="7.276cm" svg:y1="9.672cm" svg:x2="17.446cm" svg:y2="9.688cm" svg:d="M7276 9672h4985v16h5185" svg:viewBox="0 0 10171 17">
          <text:p text:style-name="P3"><text:span text:style-name="T4">CONEXÃO ESTABELECIDA</text:span></text:p>
          <text:p text:style-name="P3"/>
        </draw:connector>
        <draw:connector draw:style-name="gr25" draw:text-style-name="P6" draw:layer="layout" draw:line-skew="0cm -2.399cm" svg:x1="5.2cm" svg:y1="27.793cm" svg:x2="6.201cm" svg:y2="6.06cm" draw:start-shape="id20" draw:start-glue-point="2" draw:end-shape="id11" draw:end-glue-point="3" svg:d="M5200 27793v501h-4000v-22234h5001" svg:viewBox="0 0 5002 22235">
          <text:p/>
        </draw:connector>
        <draw:custom-shape draw:style-name="gr26" draw:text-style-name="P5" xml:id="id26" draw:id="id26" draw:layer="layout" svg:width="3cm" svg:height="1.3cm" svg:x="2.3cm" svg:y="12.4cm">
          <text:p text:style-name="P3">LOG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7" draw:text-style-name="P6" draw:layer="layout" draw:type="lines" svg:x1="6.2cm" svg:y1="13.03cm" svg:x2="5.3cm" svg:y2="13.05cm" draw:start-shape="id6" draw:start-glue-point="3" draw:end-shape="id26" draw:end-glue-point="1" svg:d="M6200 13030h-301l-97 20h-502" svg:viewBox="0 0 901 21">
          <text:p/>
        </draw:connector>
        <draw:custom-shape draw:style-name="gr28" draw:text-style-name="P8" xml:id="id29" draw:id="id29" draw:layer="layout" svg:width="6.999cm" svg:height="0.893cm" svg:x="2.5cm" svg:y="25.2cm">
          <text:p text:style-name="P1"><text:span text:style-name="T1">COMANDO</text:span></text:p>
          <text:p text:style-name="P1"><text:span text:style-name="T1">$private &lt;nome_usuario_destino&gt; &lt;mensagem&gt;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8" xml:id="id27" draw:id="id27" draw:layer="layout" svg:width="2.6cm" svg:height="0.893cm" svg:x="3.801cm" svg:y="23.1cm">
          <text:p text:style-name="P1"><text:span text:style-name="T1">COMANDO</text:span></text:p>
          <text:p text:style-name="P1"><text:span text:style-name="T1">$man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8" draw:text-style-name="P3" draw:layer="layout" draw:line-skew="-2.146cm" svg:x1="3.7cm" svg:y1="18.193cm" svg:x2="3.801cm" svg:y2="23.546cm" draw:start-shape="id19" draw:start-glue-point="2" draw:end-shape="id27" draw:end-glue-point="3" svg:d="M3700 18193v307h-400v5046h501" svg:viewBox="0 0 502 5354">
          <text:p/>
        </draw:connector>
        <draw:custom-shape draw:style-name="gr8" draw:text-style-name="P3" xml:id="id28" draw:id="id28" draw:layer="layout" svg:width="2.381cm" svg:height="0.893cm" svg:x="16.3cm" svg:y="23.8cm">
          <text:p text:style-name="P3">RECEIV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5" draw:text-style-name="P6" draw:layer="layout" draw:type="line" svg:x1="6.401cm" svg:y1="23.546cm" svg:x2="16.3cm" svg:y2="24.246cm" draw:start-shape="id27" draw:start-glue-point="1" draw:end-shape="id28" draw:end-glue-point="3" svg:d="M6401 23546l9899 700" svg:viewBox="0 0 9900 701">
          <text:p text:style-name="P3">&lt;Manual&gt;</text:p>
          <text:p text:style-name="P3"/>
        </draw:connector>
        <draw:connector draw:style-name="gr18" draw:text-style-name="P3" draw:layer="layout" svg:x1="6.201cm" svg:y1="10.677cm" svg:x2="7.275cm" svg:y2="12.584cm" draw:start-shape="id3" draw:start-glue-point="3" draw:end-shape="id6" draw:end-glue-point="0" svg:d="M6201 10677h-302v1177h1376v730" svg:viewBox="0 0 1377 1908">
          <text:p/>
        </draw:connector>
        <draw:custom-shape draw:style-name="gr29" draw:text-style-name="P9" xml:id="id30" draw:id="id30" draw:layer="layout" svg:width="2.381cm" svg:height="0.893cm" svg:x="13.8cm" svg:y="25.5cm">
          <text:p text:style-name="P3">RECEIVE</text:p>
          <text:p text:style-name="P3">&lt;usuario_destino&gt;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5" draw:text-style-name="P6" draw:layer="layout" draw:type="line" svg:x1="9.499cm" svg:y1="25.646cm" svg:x2="13.8cm" svg:y2="25.946cm" draw:start-shape="id29" draw:start-glue-point="1" draw:end-shape="id30" draw:end-glue-point="3" svg:d="M9499 25646l4301 300" svg:viewBox="0 0 4302 301">
          <text:p text:style-name="P3">&lt;Manual&gt;</text:p>
          <text:p text:style-name="P3"/>
        </draw:connector>
        <draw:connector draw:style-name="gr18" draw:text-style-name="P3" draw:layer="layout" draw:line-skew="2.804cm" svg:x1="3.7cm" svg:y1="18.193cm" svg:x2="5.999cm" svg:y2="25.2cm" draw:start-shape="id19" draw:start-glue-point="2" draw:end-shape="id29" svg:d="M3700 18193v6307h2299v700" svg:viewBox="0 0 2300 7008">
          <text:p/>
        </draw:connector>
        <draw:connector draw:style-name="gr30" draw:text-style-name="P3" draw:layer="layout" svg:x1="6.201cm" svg:y1="20.746cm" svg:x2="5.3cm" svg:y2="13.05cm" draw:start-shape="id16" draw:start-glue-point="3" draw:end-shape="id26" draw:end-glue-point="1" svg:d="M6201 20746h-350v-7696h-551" svg:viewBox="0 0 902 7697">
          <text:p/>
        </draw:connector>
        <draw:connector draw:style-name="gr30" draw:text-style-name="P3" draw:layer="layout" svg:x1="6.201cm" svg:y1="14.43cm" svg:x2="5.3cm" svg:y2="13.05cm" draw:start-shape="id7" draw:start-glue-point="3" draw:end-shape="id26" draw:end-glue-point="1" svg:d="M6201 14430h-350v-1380h-551" svg:viewBox="0 0 902 1381">
          <text:p/>
        </draw:connector>
        <draw:connector draw:style-name="gr30" draw:text-style-name="P3" draw:layer="layout" draw:line-skew="-0.399cm" svg:x1="2.3cm" svg:y1="13.05cm" svg:x2="5.2cm" svg:y2="27.793cm" draw:start-shape="id26" draw:start-glue-point="3" draw:end-shape="id20" draw:end-glue-point="2" svg:d="M2300 13050h-700v15244h3600v-501" svg:viewBox="0 0 3601 15245">
          <text:p/>
        </draw:connector>
        <draw:connector draw:style-name="gr31" draw:text-style-name="P3" draw:layer="layout" draw:line-skew="-4.45cm 0.202cm" svg:x1="3.8cm" svg:y1="13.7cm" svg:x2="2.5cm" svg:y2="25.646cm" draw:start-shape="id26" draw:start-glue-point="2" draw:end-shape="id29" draw:end-glue-point="3" svg:d="M3800 13700v1300h-1600v10646h300" svg:viewBox="0 0 1601 119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tart-line-spacing-horizontal="0.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23:38:38.861242538</meta:creation-date>
    <dc:date>2017-07-08T23:49:30.220062682</dc:date>
    <meta:editing-duration>PT1H22M33S</meta:editing-duration>
    <meta:editing-cycles>9</meta:editing-cycles>
    <meta:generator>LibreOffice/5.3.1.2$Linux_X86_64 LibreOffice_project/30m0$Build-2</meta:generator>
    <meta:document-statistic meta:object-count="73"/>
  </office:meta>
</office:document-meta>
</file>